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34000049E600001565D2E78465.wmf" manifest:media-type=""/>
  <manifest:file-entry manifest:full-path="Pictures/2000003400002BED00000CD141758304.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6.775in" table:align="margins" style:writing-mode="lr-tb"/>
    </style:style>
    <style:style style:name="Tabla1.A" style:family="table-column">
      <style:table-column-properties style:column-width="6.775in" style:rel-column-width="65535*"/>
    </style:style>
    <style:style style:name="Tabla1.1" style:family="table-row">
      <style:table-row-properties style:min-row-height="2.6194in" fo:keep-together="auto"/>
    </style:style>
    <style:style style:name="Tabla1.A1" style:family="table-cell">
      <style:table-cell-properties style:vertical-align="top" fo:padding-left="0.075in" fo:padding-right="0.075in" fo:padding-top="0in" fo:padding-bottom="0in" fo:border="none" style:writing-mode="lr-tb"/>
    </style:style>
    <style:style style:name="Tabla2" style:family="table">
      <style:table-properties style:width="6.2847in" table:align="margins" style:writing-mode="lr-tb"/>
    </style:style>
    <style:style style:name="Tabla2.A" style:family="table-column">
      <style:table-column-properties style:column-width="0.6139in" style:rel-column-width="6401*"/>
    </style:style>
    <style:style style:name="Tabla2.B" style:family="table-column">
      <style:table-column-properties style:column-width="5.6708in" style:rel-column-width="59134*"/>
    </style:style>
    <style:style style:name="Tabla2.1" style:family="table-row">
      <style:table-row-properties style:min-row-height="0.1118in" fo:keep-together="auto"/>
    </style:style>
    <style:style style:name="Tabla2.A1" style:family="table-cell">
      <style:table-cell-properties style:vertical-align="top" fo:padding-left="0.075in" fo:padding-right="0.075in" fo:padding-top="0in" fo:padding-bottom="0in" fo:border="none" style:writing-mode="lr-tb"/>
    </style:style>
    <style:style style:name="Tabla2.2" style:family="table-row">
      <style:table-row-properties style:min-row-height="0.1222in" fo:keep-together="auto"/>
    </style:style>
    <style:style style:name="Tabla3" style:family="table">
      <style:table-properties style:width="6.6319in" fo:margin-left="0.3715in" table:align="left" style:writing-mode="lr-tb"/>
    </style:style>
    <style:style style:name="Tabla3.A" style:family="table-column">
      <style:table-column-properties style:column-width="0.75in"/>
    </style:style>
    <style:style style:name="Tabla3.C" style:family="table-column">
      <style:table-column-properties style:column-width="1.8875in"/>
    </style:style>
    <style:style style:name="Tabla3.D" style:family="table-column">
      <style:table-column-properties style:column-width="3.2444in"/>
    </style:style>
    <style:style style:name="Tabla3.1" style:family="table-row">
      <style:table-row-properties fo:keep-together="auto"/>
    </style:style>
    <style:style style:name="Tabla3.A1" style:family="table-cell">
      <style:table-cell-properties style:vertical-align="middle" fo:padding-left="0.075in" fo:padding-right="0.075in" fo:padding-top="0in" fo:padding-bottom="0in" fo:border-left="0.5pt solid #808080" fo:border-right="none" fo:border-top="0.5pt solid #808080" fo:border-bottom="0.5pt solid #808080" style:writing-mode="lr-tb"/>
    </style:style>
    <style:style style:name="Tabla3.D1" style:family="table-cell">
      <style:table-cell-properties style:vertical-align="middle" fo:padding-left="0.075in" fo:padding-right="0.075in" fo:padding-top="0in" fo:padding-bottom="0in" fo:border="0.5pt solid #808080" style:writing-mode="lr-tb"/>
    </style:style>
    <style:style style:name="P1" style:family="paragraph" style:parent-style-name="cabecera_20_bullet_20_proyecto">
      <style:paragraph-properties style:snap-to-layout-grid="false"/>
      <style:text-properties fo:language="es" fo:country="ES"/>
    </style:style>
    <style:style style:name="P2" style:family="paragraph" style:parent-style-name="cabecera_20_proyecto">
      <style:paragraph-properties style:snap-to-layout-grid="false"/>
      <style:text-properties fo:color="#3a373b" fo:language="es" fo:country="ES"/>
    </style:style>
    <style:style style:name="P3" style:family="paragraph" style:parent-style-name="cabecera_20_bullet_20_documento">
      <style:paragraph-properties style:snap-to-layout-grid="false"/>
      <style:text-properties fo:language="es" fo:country="ES"/>
    </style:style>
    <style:style style:name="P4" style:family="paragraph" style:parent-style-name="cabecera_20_documento">
      <style:paragraph-properties style:snap-to-layout-grid="false"/>
      <style:text-properties fo:color="#3a373b" fo:language="es" fo:country="ES"/>
    </style:style>
    <style:style style:name="P5" style:family="paragraph" style:parent-style-name="Header">
      <style:paragraph-properties fo:margin-left="-0.0028in" fo:margin-right="-0.0807in" fo:text-align="end" style:justify-single-word="false" fo:text-indent="0in" style:auto-text-indent="false" style:snap-to-layout-grid="false"/>
      <style:text-properties fo:language="es" fo:country="ES"/>
    </style:style>
    <style:style style:name="P6" style:family="paragraph" style:parent-style-name="Header">
      <style:text-properties fo:language="es" fo:country="ES"/>
    </style:style>
    <style:style style:name="P7" style:family="paragraph" style:parent-style-name="Header">
      <style:paragraph-properties fo:text-align="start" style:justify-single-word="false"/>
      <style:text-properties fo:language="es" fo:country="ES"/>
    </style:style>
    <style:style style:name="P8" style:family="paragraph" style:parent-style-name="Helvetica_20__2b__20_izquierda_20__2b__20_azul">
      <style:paragraph-properties style:snap-to-layout-grid="false"/>
      <style:text-properties fo:color="#5ec6f2" fo:language="es" fo:country="ES"/>
    </style:style>
    <style:style style:name="P9" style:family="paragraph" style:parent-style-name="Helvetica_20__2b__20_izquierda_20__2b__20_azul">
      <style:text-properties fo:language="es" fo:country="ES"/>
    </style:style>
    <style:style style:name="P10" style:family="paragraph" style:parent-style-name="Helvetica_20__2b__20_derecha">
      <style:paragraph-properties style:snap-to-layout-grid="false"/>
    </style:style>
    <style:style style:name="P11" style:family="paragraph" style:parent-style-name="Footer">
      <style:paragraph-properties fo:text-align="end" style:justify-single-word="false"/>
    </style:style>
    <style:style style:name="P12" style:family="paragraph" style:parent-style-name="Footer">
      <style:text-properties fo:language="es" fo:country="ES"/>
    </style:style>
    <style:style style:name="P13" style:family="paragraph" style:parent-style-name="Footer">
      <style:paragraph-properties fo:text-align="end" style:justify-single-word="false"/>
      <style:text-properties fo:language="es" fo:country="ES"/>
    </style:style>
    <style:style style:name="P14" style:family="paragraph" style:parent-style-name="normal_20_nivel_20_2">
      <style:paragraph-properties fo:margin-left="0.8898in" fo:margin-right="0.3925in" fo:text-indent="0in" style:auto-text-indent="false"/>
    </style:style>
    <style:style style:name="P15" style:family="paragraph" style:parent-style-name="normal_20_nivel_20_2">
      <style:paragraph-properties fo:margin-left="0.8898in" fo:margin-right="0.3925in" fo:text-indent="0in" style:auto-text-indent="false"/>
      <style:text-properties fo:language="es" fo:country="ES"/>
    </style:style>
    <style:style style:name="P16" style:family="paragraph" style:parent-style-name="normal_20_nivel_20_2">
      <style:paragraph-properties fo:margin-left="0.8898in" fo:margin-right="0.3925in" fo:text-indent="0in" style:auto-text-indent="false"/>
      <style:text-properties style:use-window-font-color="true" fo:language="es" fo:country="ES"/>
    </style:style>
    <style:style style:name="P17" style:family="paragraph" style:parent-style-name="normal_20_nivel_20_2">
      <style:paragraph-properties fo:margin-left="0.8898in" fo:margin-right="0.3925in" fo:text-indent="0in" style:auto-text-indent="false"/>
      <style:text-properties style:use-window-font-color="true" fo:language="es" fo:country="ES" fo:font-weight="normal" style:font-weight-asian="normal" style:font-weight-complex="normal"/>
    </style:style>
    <style:style style:name="P18" style:family="paragraph" style:parent-style-name="Text_20_body">
      <style:paragraph-properties fo:margin-left="0.8898in" fo:margin-right="0.3925in" fo:text-indent="0in" style:auto-text-indent="false"/>
      <style:text-properties style:use-window-font-color="true" fo:language="es" fo:country="ES"/>
    </style:style>
    <style:style style:name="P19" style:family="paragraph" style:parent-style-name="Standard">
      <style:paragraph-properties fo:margin-left="0.3752in" fo:margin-right="1.2307in" fo:text-indent="0in" style:auto-text-indent="false">
        <style:tab-stops>
          <style:tab-stop style:position="4.2398in"/>
        </style:tab-stops>
      </style:paragraph-properties>
      <style:text-properties fo:language="es" fo:country="ES"/>
    </style:style>
    <style:style style:name="P20" style:family="paragraph" style:parent-style-name="Standard">
      <style:paragraph-properties fo:margin-left="0.3752in" fo:margin-right="1.2307in" fo:text-indent="0in" style:auto-text-indent="false">
        <style:tab-stops>
          <style:tab-stop style:position="4.2398in"/>
        </style:tab-stops>
      </style:paragraph-properties>
      <style:text-properties fo:color="#c0c0c0"/>
    </style:style>
    <style:style style:name="P21" style:family="paragraph" style:parent-style-name="Standard">
      <style:paragraph-properties style:snap-to-layout-grid="false"/>
      <style:text-properties fo:language="es" fo:country="ES"/>
    </style:style>
    <style:style style:name="P22" style:family="paragraph" style:parent-style-name="Standard">
      <style:paragraph-properties fo:text-align="center" style:justify-single-word="false" style:snap-to-layout-grid="false"/>
      <style:text-properties fo:color="#808080" fo:font-size="8pt" fo:font-weight="bold" style:font-size-asian="8pt" style:font-weight-asian="bold" style:font-size-complex="8pt"/>
    </style:style>
    <style:style style:name="P23" style:family="paragraph" style:parent-style-name="Standard">
      <style:paragraph-properties style:snap-to-layout-grid="false"/>
      <style:text-properties fo:color="#808080" fo:font-size="8pt" fo:font-weight="bold" style:font-size-asian="8pt" style:font-weight-asian="bold" style:font-size-complex="8pt"/>
    </style:style>
    <style:style style:name="P24" style:family="paragraph" style:parent-style-name="Standard">
      <style:paragraph-properties fo:text-align="center" style:justify-single-word="false" style:snap-to-layout-grid="false"/>
      <style:text-properties fo:font-size="8pt" style:font-size-asian="8pt" style:font-size-complex="8pt"/>
    </style:style>
    <style:style style:name="P25" style:family="paragraph" style:parent-style-name="Standard">
      <style:paragraph-properties style:snap-to-layout-grid="false"/>
      <style:text-properties fo:font-size="8pt" style:font-size-asian="8pt" style:font-size-complex="8pt"/>
    </style:style>
    <style:style style:name="P26" style:family="paragraph" style:parent-style-name="Helvetica_20_bold_20__2b__20_izquierda">
      <style:text-properties fo:language="es" fo:country="ES"/>
    </style:style>
    <style:style style:name="P27" style:family="paragraph" style:parent-style-name="titulo_20_proyecto_20_-_20_bullet">
      <style:paragraph-properties style:snap-to-layout-grid="false"/>
      <style:text-properties fo:language="es" fo:country="ES"/>
    </style:style>
    <style:style style:name="P28" style:family="paragraph" style:parent-style-name="titulo_20_documento_20_-_20_bullet">
      <style:paragraph-properties style:snap-to-layout-grid="false"/>
      <style:text-properties fo:language="es" fo:country="ES"/>
    </style:style>
    <style:style style:name="P29" style:family="paragraph" style:parent-style-name="titulo_20_proyecto">
      <style:paragraph-properties style:snap-to-layout-grid="false"/>
      <style:text-properties fo:language="es" fo:country="ES"/>
    </style:style>
    <style:style style:name="P30" style:family="paragraph" style:parent-style-name="titulo_20_documento">
      <style:paragraph-properties style:snap-to-layout-grid="false"/>
      <style:text-properties fo:language="es" fo:country="ES"/>
    </style:style>
    <style:style style:name="P31" style:family="paragraph" style:parent-style-name="normal_20_nivel_20_1">
      <style:text-properties fo:language="es" fo:country="ES"/>
    </style:style>
    <style:style style:name="P32" style:family="paragraph" style:parent-style-name="normal_20_nivel_20_1">
      <style:text-properties fo:language="es" fo:country="ES" fo:background-color="transparent"/>
    </style:style>
    <style:style style:name="P33" style:family="paragraph" style:parent-style-name="normal_20_nivel_20_1">
      <style:text-properties fo:language="es" fo:country="ES" fo:font-style="normal" fo:background-color="transparent" style:font-style-asian="normal" style:font-style-complex="normal"/>
    </style:style>
    <style:style style:name="P34" style:family="paragraph" style:parent-style-name="normal_20_nivel_20_1">
      <style:paragraph-properties fo:margin-left="0in" fo:margin-right="0.3937in" fo:text-align="start" style:justify-single-word="false" fo:text-indent="0in" style:auto-text-indent="false"/>
      <style:text-properties fo:language="es" fo:country="ES" fo:font-style="italic" style:text-underline-style="none" style:font-style-asian="italic" style:font-style-complex="italic"/>
    </style:style>
    <style:style style:name="P35" style:family="paragraph" style:parent-style-name="normal_20_nivel_20_1">
      <style:paragraph-properties fo:margin-left="0in" fo:margin-right="0.3937in" fo:text-align="start" style:justify-single-word="false" fo:text-indent="0in" style:auto-text-indent="false"/>
      <style:text-properties style:use-window-font-color="true" fo:language="es" fo:country="ES" fo:font-style="normal" style:text-underline-style="none" fo:background-color="transparent" style:font-style-asian="normal" style:font-style-complex="normal"/>
    </style:style>
    <style:style style:name="P36" style:family="paragraph" style:parent-style-name="normal_20_nivel_20_1">
      <style:paragraph-properties fo:margin-left="0in" fo:margin-right="0.3937in" fo:text-align="start" style:justify-single-word="false" fo:text-indent="0in" style:auto-text-indent="false"/>
      <style:text-properties fo:color="#000000" fo:language="es" fo:country="ES" fo:font-style="normal" style:text-underline-style="none" fo:background-color="transparent" style:font-style-asian="normal" style:font-style-complex="normal"/>
    </style:style>
    <style:style style:name="P37" style:family="paragraph" style:parent-style-name="normal_20_nivel_20_1">
      <style:paragraph-properties fo:margin-left="0.9835in" fo:margin-right="0.3937in" fo:text-align="start" style:justify-single-word="false" fo:text-indent="0in" style:auto-text-indent="false"/>
      <style:text-properties fo:language="es" fo:country="ES" fo:font-style="italic" style:font-style-asian="italic" style:font-style-complex="italic"/>
    </style:style>
    <style:style style:name="P38" style:family="paragraph" style:parent-style-name="normal_20_nivel_20_1">
      <style:paragraph-properties fo:margin-left="0.9835in" fo:margin-right="0.3937in" fo:text-align="start" style:justify-single-word="false" fo:text-indent="0in" style:auto-text-indent="false"/>
      <style:text-properties fo:language="es" fo:country="ES" fo:font-style="italic" style:text-underline-style="none" style:font-style-asian="italic" style:font-style-complex="italic"/>
    </style:style>
    <style:style style:name="P39" style:family="paragraph" style:parent-style-name="normal_20_nivel_20_1">
      <style:paragraph-properties fo:margin-left="0.4917in" fo:margin-right="0.3937in" fo:text-align="start" style:justify-single-word="false" fo:text-indent="0in" style:auto-text-indent="false"/>
      <style:text-properties style:use-window-font-color="true" fo:language="es" fo:country="ES" fo:font-style="normal" style:text-underline-style="none" fo:background-color="transparent" style:font-style-asian="normal" style:font-style-complex="normal"/>
    </style:style>
    <style:style style:name="P40" style:family="paragraph" style:parent-style-name="Helvetica_20__2b__20_derecha_20__2b_azul">
      <style:paragraph-properties fo:margin-left="0.3752in" fo:margin-right="0in" fo:text-align="center" style:justify-single-word="false" fo:text-indent="0in" style:auto-text-indent="false"/>
      <style:text-properties fo:font-weight="bold" style:font-weight-asian="bold"/>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7.0862in" style:type="right" style:leader-style="dotted" style:leader-text="."/>
        </style:tab-stops>
      </style:paragraph-properties>
    </style:style>
    <style:style style:name="P43" style:family="paragraph" style:parent-style-name="Contents_20_2">
      <style:paragraph-properties>
        <style:tab-stops>
          <style:tab-stop style:position="6.8547in" style:type="right" style:leader-style="dotted" style:leader-text="."/>
        </style:tab-stops>
      </style:paragraph-properties>
    </style:style>
    <style:style style:name="P44" style:family="paragraph" style:parent-style-name="Standard" style:master-page-name="First_20_Page">
      <style:paragraph-properties fo:margin-left="0.3752in" fo:margin-right="1.2307in" fo:text-indent="0in" style:auto-text-indent="false" style:page-number="auto">
        <style:tab-stops>
          <style:tab-stop style:position="4.2398in"/>
        </style:tab-stops>
      </style:paragraph-properties>
      <style:text-properties fo:language="es" fo:country="ES"/>
    </style:style>
    <style:style style:name="P45" style:family="paragraph" style:parent-style-name="Heading_20_2">
      <style:text-properties fo:language="es" fo:country="ES"/>
    </style:style>
    <style:style style:name="P46" style:family="paragraph" style:parent-style-name="Heading_20_1">
      <style:text-properties fo:language="es" fo:country="ES" fo:background-color="transparent"/>
    </style:style>
    <style:style style:name="P47" style:family="paragraph" style:parent-style-name="Heading_20_1">
      <style:text-properties fo:language="es" fo:country="ES" fo:font-style="normal" fo:background-color="transparent" style:font-style-asian="normal" style:font-style-complex="normal"/>
    </style:style>
    <style:style style:name="P48" style:family="paragraph" style:parent-style-name="Heading_20_1">
      <style:paragraph-properties fo:break-before="page"/>
      <style:text-properties fo:language="es" fo:country="ES"/>
    </style:style>
    <style:style style:name="P49" style:family="paragraph" style:parent-style-name="Heading_20_1">
      <style:paragraph-properties fo:break-before="page"/>
      <style:text-properties fo:language="es" fo:country="ES" fo:background-color="transparent"/>
    </style:style>
    <style:style style:name="P50" style:family="paragraph" style:parent-style-name="normal_20_nivel_20_1" style:list-style-name="L1"/>
    <style:style style:name="P51" style:family="paragraph" style:parent-style-name="normal_20_nivel_20_1" style:list-style-name="L1">
      <style:text-properties fo:language="es" fo:country="ES" fo:background-color="transparent"/>
    </style:style>
    <style:style style:name="P52" style:family="paragraph" style:parent-style-name="normal_20_nivel_20_1" style:list-style-name="L2">
      <style:text-properties fo:language="es" fo:country="ES" fo:background-color="transparent"/>
    </style:style>
    <style:style style:name="P53" style:family="paragraph" style:parent-style-name="normal_20_nivel_20_1" style:list-style-name="L3">
      <style:text-properties fo:language="es" fo:country="ES" fo:background-color="transparent"/>
    </style:style>
    <style:style style:name="P54" style:family="paragraph" style:parent-style-name="normal_20_nivel_20_1" style:list-style-name="L4">
      <style:text-properties fo:language="es" fo:country="ES" fo:background-color="transparent"/>
    </style:style>
    <style:style style:name="P55" style:family="paragraph" style:parent-style-name="normal_20_nivel_20_1" style:list-style-name="L6">
      <style:text-properties fo:language="es" fo:country="ES" fo:background-color="transparent"/>
    </style:style>
    <style:style style:name="P56" style:family="paragraph" style:parent-style-name="normal_20_nivel_20_1" style:list-style-name="L2">
      <style:text-properties fo:language="es" fo:country="ES" fo:font-style="normal" fo:background-color="transparent" style:font-style-asian="normal" style:font-style-complex="normal"/>
    </style:style>
    <style:style style:name="P57" style:family="paragraph" style:parent-style-name="normal_20_nivel_20_1" style:list-style-name="L1">
      <style:text-properties fo:background-color="transparent"/>
    </style:style>
    <style:style style:name="P58" style:family="paragraph" style:parent-style-name="normal_20_nivel_20_1" style:list-style-name=""/>
    <style:style style:name="P59" style:family="paragraph" style:parent-style-name="normal_20_nivel_20_1" style:list-style-name="L5">
      <style:paragraph-properties fo:margin-left="0.9835in" fo:margin-right="0.3937in" fo:text-indent="-0.25in" style:auto-text-indent="false"/>
      <style:text-properties fo:language="es" fo:country="ES" fo:background-color="transparent"/>
    </style:style>
    <style:style style:name="P60" style:family="paragraph" style:parent-style-name="normal_20_nivel_20_1" style:list-style-name="L2">
      <style:paragraph-properties fo:margin-left="0in" fo:margin-right="0.3937in" fo:text-indent="0in" style:auto-text-indent="false"/>
      <style:text-properties fo:language="es" fo:country="ES" fo:font-style="normal" fo:background-color="transparent" style:font-style-asian="normal" style:font-style-complex="normal"/>
    </style:style>
    <style:style style:name="P61" style:family="paragraph">
      <style:paragraph-properties style:writing-mode="lr-tb"/>
    </style:style>
    <style:style style:name="T1" style:family="text">
      <style:text-properties fo:language="es" fo:country="ES"/>
    </style:style>
    <style:style style:name="T2" style:family="text">
      <style:text-properties fo:language="es" fo:country="ES" fo:background-color="transparent"/>
    </style:style>
    <style:style style:name="T3" style:family="text">
      <style:text-properties fo:background-color="transparent"/>
    </style:style>
    <style:style style:name="T4" style:family="text">
      <style:text-properties fo:color="#0000ff" fo:background-color="transparent"/>
    </style:style>
    <style:style style:name="T5" style:family="text">
      <style:text-properties fo:color="#0000ff" fo:font-weight="normal" style:font-weight-asian="normal" style:font-weight-complex="normal"/>
    </style:style>
    <style:style style:name="T6" style:family="text">
      <style:text-properties fo:color="#0000ff" fo:language="es" fo:country="ES"/>
    </style:style>
    <style:style style:name="T7" style:family="text">
      <style:text-properties style:use-window-font-color="true" fo:font-style="normal" fo:background-color="transparent" style:font-style-asian="normal" style:font-style-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fr1" style:family="graphic" style:parent-style-name="Frame">
      <style:graphic-properties fo:margin-left="0.098in" fo:margin-right="0.098in" style:wrap="dynamic" style:number-wrapped-paragraphs="no-limit"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098in" fo:margin-right="0.098in" style:wrap="dynamic" style:number-wrapped-paragraphs="no-limit" style:vertical-pos="from-top" style:vertical-rel="paragraph" style:horizontal-pos="from-left" style:horizontal-rel="page-content" style:writing-mode="lr-tb" style:flow-with-text="true" draw:wrap-influence-on-position="once-successive"/>
    </style:style>
    <style:style style:name="fr3" style:family="graphic" style:parent-style-name="Frame">
      <style:graphic-properties fo:margin-left="0.098in" fo:margin-right="0.098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4" style:family="graphic" style:parent-style-name="Graphics">
      <style:graphic-properties fo:margin-left="0in" fo:margin-right="0in" style:vertical-pos="top" style:vertical-rel="baseline"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style:style style:name="gr1" style:family="graphic">
      <style:graphic-properties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5ec6f2" draw:textarea-horizontal-align="left" draw:textarea-vertical-align="top" draw:auto-grow-height="false" fo:padding-top="0.0902in" fo:padding-bottom="0.0902in" fo:padding-left="0.1736in" fo:padding-right="0.1736in" fo:wrap-option="wrap" draw:shadow="hidden" style:run-through="background"/>
    </style:style>
    <style:style style:name="gr3" style:family="graphic">
      <style:graphic-properties draw:stroke="none" draw:fill="solid" draw:fill-color="#39363a" draw:textarea-horizontal-align="left" draw:textarea-vertical-align="top" draw:auto-grow-height="false" fo:padding-top="0.0902in" fo:padding-bottom="0.0902in" fo:padding-left="0.1736in" fo:padding-right="0.1736in" fo:wrap-option="wrap" draw:shadow="hidde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Marco1" text:anchor-type="paragraph" svg:x="0.3in" svg:y="0.5862in" svg:width="6.7752in" draw:z-index="0"><draw:text-box fo:min-height="0.1457in"><table:table table:name="Tabla1" table:style-name="Tabla1"><table:table-column table:style-name="Tabla1.A"/><table:table-row table:style-name="Tabla1.1"><table:table-cell table:style-name="Tabla1.A1" office:value-type="string"><text:p text:style-name="P21"><draw:frame draw:style-name="fr2" draw:name="Marco2" text:anchor-type="char" svg:x="0.3752in" svg:y="0.5862in" svg:width="6.2846in" draw:z-index="3"><draw:text-box fo:min-height="0.0161in"><table:table table:name="Tabla2" table:style-name="Tabla2"><table:table-column table:style-name="Tabla2.A"/><table:table-column table:style-name="Tabla2.B"/><table:table-row table:style-name="Tabla2.1"><table:table-cell table:style-name="Tabla2.A1" office:value-type="string"><text:p text:style-name="P27">P/.</text:p></table:table-cell><table:table-cell table:style-name="Tabla2.A1" office:value-type="string"><text:p text:style-name="P29"><text:title>nubarchiva Alfresco</text:title></text:p></table:table-cell></table:table-row><table:table-row table:style-name="Tabla2.2"><table:table-cell table:style-name="Tabla2.A1" office:value-type="string"><text:p text:style-name="P28">D/.</text:p></table:table-cell><table:table-cell table:style-name="Tabla2.A1" office:value-type="string"><text:p text:style-name="P30"><text:subject>Manual de instalación</text:subject></text:p></table:table-cell></table:table-row></table:table></draw:text-box></draw:frame></text:p></table:table-cell></table:table-row></table:table><text:p text:style-name="P9"/></draw:text-box></draw:frame><draw:frame draw:style-name="fr3" draw:name="Marco3" text:anchor-type="paragraph" svg:x="0.7528in" svg:y="0.8346in" draw:z-index="1"><draw:text-box fo:min-height="0.1457in" fo:min-width="0.0161in"><text:p text:style-name="P26"><draw:g text:anchor-type="char" draw:z-index="2" draw:style-name="gr1"><draw:custom-shape draw:style-name="gr2" draw:text-style-name="P61" svg:width="3.2004in" svg:height="2.6161in" svg:x="0.1083in" svg:y="-0.0126in"><text:p/><draw:enhanced-geometry svg:viewBox="0 0 4655 3805" draw:type="non-primitive" draw:enhanced-path="M 1498 0 L 1498 0 1423 0 1343 5 1268 15 1198 25 1122 40 1052 60 982 80 917 100 847 125 782 155 722 185 661 220 601 255 546 295 491 335 436 376 391 421 341 471 296 516 256 566 215 621 180 676 145 731 115 786 90 846 65 906 45 966 30 1026 15 1091 5 1157 0 1222 0 1287 0 1287 0 1357 5 1422 15 1487 30 1547 45 1612 65 1672 90 1732 115 1792 145 1847 180 1903 215 1958 256 2008 296 2058 341 2108 391 2153 436 2198 491 2243 546 2283 601 2323 661 2358 722 2388 782 2423 847 2448 917 2478 982 2498 1052 2518 1122 2538 1198 2553 1268 2563 1343 2568 1423 2573 1498 2578 1498 2578 1664 2578 1829 2588 1989 2608 2150 2628 2305 2658 2455 2689 2606 2729 2751 2769 2891 2814 3026 2864 3162 2914 3287 2964 3412 3019 3527 3079 3753 3189 3953 3304 4134 3414 4284 3520 4414 3615 4520 3690 4595 3750 4655 3805 4655 3805 4655 3760 4650 3640 4640 3455 4615 3209 4595 3069 4570 2924 4535 2764 4500 2603 4454 2433 4404 2258 4344 2083 4274 1903 4199 1722 4109 1547 4014 1372 3958 1287 3903 1202 3843 1121 3783 1041 3713 961 3648 881 3578 806 3502 736 3422 661 3342 596 3257 531 3167 466 3072 406 2976 350 2876 300 2771 250 2666 205 2550 165 2435 125 2315 95 2190 65 2059 40 1924 25 1789 10 1643 5 1498 0 1498 0 Z N"/></draw:custom-shape><draw:custom-shape draw:style-name="gr3" draw:text-style-name="P61" svg:width="1.4398in" svg:height="1.1768in" svg:x="3.5394in" svg:y="1.4331in"><text:p/><draw:enhanced-geometry svg:viewBox="0 0 2094 1712" draw:type="non-primitive" draw:enhanced-path="M 1418 0 L 1418 0 1488 5 1553 15 1618 30 1678 50 1738 70 1793 100 1848 135 1894 170 1939 215 1979 255 2009 305 2039 355 2059 410 2079 465 2089 520 2094 581 2094 581 2089 641 2079 696 2059 756 2039 806 2009 856 1979 906 1939 951 1894 991 1848 1026 1793 1061 1738 1091 1678 1116 1618 1136 1553 1146 1488 1156 1418 1161 1418 1161 1342 1161 1267 1166 1127 1186 987 1211 856 1246 731 1286 616 1336 506 1387 405 1437 315 1487 235 1537 105 1627 25 1687 0 1712 0 1712 0 1637 5 1557 20 1447 40 1316 70 1171 110 1016 140 936 170 856 205 776 245 696 290 621 335 545 390 470 451 400 521 330 591 270 671 210 751 160 846 115 947 75 1052 45 1167 20 1287 5 1418 0 1418 0 Z N"/></draw:custom-shape></draw:g></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0">Control documental</text:p>
      <text:p text:style-name="P20"/>
      <table:table table:name="Tabla3" table:style-name="Tabla3">
        <table:table-column table:style-name="Tabla3.A" table:number-columns-repeated="2"/>
        <table:table-column table:style-name="Tabla3.C"/>
        <table:table-column table:style-name="Tabla3.D"/>
        <table:table-row table:style-name="Tabla3.1">
          <table:table-cell table:style-name="Tabla3.A1" office:value-type="string">
            <text:p text:style-name="P22">Versión del documento</text:p>
          </table:table-cell>
          <table:table-cell table:style-name="Tabla3.A1" office:value-type="string">
            <text:p text:style-name="P22">Fecha</text:p>
          </table:table-cell>
          <table:table-cell table:style-name="Tabla3.A1" office:value-type="string">
            <text:p text:style-name="P23">Autor</text:p>
          </table:table-cell>
          <table:table-cell table:style-name="Tabla3.D1" office:value-type="string">
            <text:p text:style-name="P23">Modificaciones/Comentarios</text:p>
          </table:table-cell>
        </table:table-row>
        <table:table-row table:style-name="Tabla3.1">
          <table:table-cell table:style-name="Tabla3.A1" office:value-type="string">
            <text:p text:style-name="P24">1.0</text:p>
          </table:table-cell>
          <table:table-cell table:style-name="Tabla3.A1" office:value-type="string">
            <text:p text:style-name="P24">18/10/2012</text:p>
          </table:table-cell>
          <table:table-cell table:style-name="Tabla3.A1" office:value-type="string">
            <text:p text:style-name="P25">keensoft</text:p>
            <text:p text:style-name="P25">http://www.keensoft.es</text:p>
          </table:table-cell>
          <table:table-cell table:style-name="Tabla3.D1" office:value-type="string">
            <text:p text:style-name="P25">Versión inicial del documento</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table-of-content text:style-name="Sect1" text:protected="true" text:name="Table of Contents1">
        <text:table-of-content-source text:outline-level="3" text:use-index-marks="false">
          <text:index-title-template text:style-name="Contents_20_Heading">Tabla de contenido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3">
            <text:index-source-style text:style-name="Heading_20_3"/>
          </text:index-source-styles>
        </text:table-of-content-source>
        <text:index-body>
          <text:index-title text:style-name="Sect2" text:name="Table of Contents1_Head">
            <text:p text:style-name="P41">Tabla de contenidos</text:p>
          </text:index-title>
          <text:p text:style-name="P42"><text:a xlink:type="simple" xlink:href="#__RefHeading__737_335126898">1/.Introducción<text:tab/>3</text:a></text:p>
          <text:p text:style-name="P42"><text:a xlink:type="simple" xlink:href="#__RefHeading__432_1354741660">2/. Requisitos<text:tab/>3</text:a></text:p>
          <text:p text:style-name="P42"><text:a xlink:type="simple" xlink:href="#__RefHeading__434_1354741660">3/.Instalación<text:tab/>3</text:a></text:p>
          <text:p text:style-name="P42"><text:a xlink:type="simple" xlink:href="#__RefHeading__436_1354741660">4/.Desinstalación<text:tab/>4</text:a></text:p>
          <text:p text:style-name="P42"><text:a xlink:type="simple" xlink:href="#__RefHeading__473_1395769511">5/.Apéndices<text:tab/>5</text:a></text:p>
          <text:p text:style-name="P43"><text:a xlink:type="simple" xlink:href="#__RefHeading__475_1395769511">5.1/.Generación de ficheros de instalación de RM 2.1<text:tab/>5</text:a></text:p>
        </text:index-body>
      </text:table-of-content>
      <text:p text:style-name="P19"/>
      <text:h text:style-name="P49" text:outline-level="1"><text:bookmark-start text:name="__RefHeading__737_335126898"/>Introducción<text:bookmark-end text:name="__RefHeading__737_335126898"/></text:h>
      <text:p text:style-name="P32"/>
      <text:p text:style-name="P32">En el presente documento se detallan los pasos necesarios para la instalación de nubarchiva Alfresco en una instalación de Sistema de Gestión de Contenidos de Alfresco.</text:p>
      <text:h text:style-name="P46" text:outline-level="1" text:is-list-header="true"/>
      <text:h text:style-name="P46" text:outline-level="1"><text:bookmark-start text:name="__RefHeading__432_1354741660"/><text:s/>Requisitos<text:bookmark-end text:name="__RefHeading__432_1354741660"/></text:h>
      <text:p text:style-name="P32"/>
      <text:p text:style-name="P32">Para prodecer a la instalación de nubarchiva Alfresco, es necesario :</text:p>
      <text:list xml:id="list6887596421" text:style-name="L1">
        <text:list-item>
          <text:p text:style-name="P51">Alfresco Enterprise 4.1.1 o superior. </text:p>
          <text:p text:style-name="P50"><text:span text:style-name="T2">Si no disponemos de esta versión se puede obtener en </text:span><text:a xlink:type="simple" xlink:href="http://www.alfresco.com/products/enterprise/trial"><text:span text:style-name="T1">http://www.alfresco.com/products/enterprise/trial</text:span></text:a><text:span text:style-name="T1">. Nos registramos y Alfresco.com nos remitirá una dirección donde podremos disponer de una versión de prueba</text:span></text:p>
        </text:list-item>
        <text:list-item>
          <text:p text:style-name="P57"><text:span text:style-name="T1">Record Management 2.1.0-dev o superior. Si no estuviera disponible en la instalación , podemos acceder a </text:span><text:a xlink:type="simple" xlink:href="http://www.alfresco.com/products/enterprise/trial"><text:span text:style-name="T1">http://www.alfresco.com/products/enterprise/trial</text:span></text:a><text:span text:style-name="T1">. Nos registramos y Alfresco.com nos remitirá una dirección donde podremos disponer de una versión de prueba. Entre los instalables que se nos remiten está una versión de RM. Si esta no hubiera alcanzado todavía la versión 2.1, entonces tendríamos que seguir los pasos del Apéndice 5.1.</text:span></text:p>
        </text:list-item>
      </text:list>
      <text:p text:style-name="P32"/>
      <text:h text:style-name="P46" text:outline-level="1"><text:bookmark-start text:name="__RefHeading__434_1354741660"/>Instalación<text:bookmark-end text:name="__RefHeading__434_1354741660"/></text:h>
      <text:p text:style-name="P32"/>
      <text:p text:style-name="P32">Previamente a realizar la instalación realizamos una copia de seguridad de los ficheros :</text:p>
      <text:list xml:id="list2769820461" text:style-name="L2">
        <text:list-item>
          <text:p text:style-name="P52">$INST_ALFRESCO/tomcat/webapps/alfresco.war</text:p>
        </text:list-item>
        <text:list-item>
          <text:p text:style-name="P52">$INST_ALFRESCO/tomcat/webapps/share.war</text:p>
        </text:list-item>
      </text:list>
      <text:p text:style-name="P32">Detenemos la aplicación de Alfresco.</text:p>
      <text:p text:style-name="P32"><text:tab/>$INST_ALFRESCO/alfresco.sh stop</text:p>
      <text:p text:style-name="P32">Para realizar la instalación tenemos dos ficheros :</text:p>
      <text:list xml:id="list16694763501" text:style-name="L3">
        <text:list-item>
          <text:p text:style-name="P53">alfresco-nuvarchiv@_alfresco-1.0-A.amp</text:p>
        </text:list-item>
        <text:list-item>
          <text:p text:style-name="P53">alfresco-nuvarchiv@_alfresco-share-1.0-A.amp</text:p>
        </text:list-item>
      </text:list>
      <text:p text:style-name="P32">Eliminamos/movemos los ficheros existentes en la rutas:</text:p>
      <text:list xml:id="list1854634186" text:style-name="L4">
        <text:list-item>
          <text:p text:style-name="P54">$INST_ALFRESCO/amps/</text:p>
        </text:list-item>
        <text:list-item>
          <text:p text:style-name="P54">$INST_ALFRESCO/</text:p>
        </text:list-item>
      </text:list>
      <text:list xml:id="list1299530648" text:style-name="L5">
        <text:list-header>
          <text:p text:style-name="P59"/>
        </text:list-header>
      </text:list>
      <text:p text:style-name="P32"><text:soft-page-break/>Depositamos los ficheros en las siguientes rutas:</text:p>
      <text:list xml:id="list1249856404" text:style-name="L6">
        <text:list-item>
          <text:p text:style-name="P55">$INST_ALFRESCO/amps/alfresco-nubarchiva_alfresco-1.0-A.amp</text:p>
        </text:list-item>
        <text:list-item>
          <text:p text:style-name="P55">$INST_ALFRESCO/amps_share/alfresco-nubarchiva_alfresco-share-1.0-A.amp</text:p>
        </text:list-item>
      </text:list>
      <text:p text:style-name="P32"/>
      <text:p text:style-name="P31"><text:span text:style-name="T3">En la ruta $INST_ALFRESCO/bin editamos el fichero </text:span><text:span text:style-name="T4">appy_amps.sh</text:span></text:p>
      <text:p text:style-name="P32">Añadimos al final de estas dos lineas el parámetro '-force'.</text:p>
      <text:p text:style-name="P37"><text:span text:style-name="T3">java -jar $ALF_HOME/bin/alfresco-mmt.jar install $ALF_HOME/amps $CATALINA_HOME/webapps/alfresco.war -directory </text:span><text:span text:style-name="T4">-force</text:span></text:p>
      <text:p text:style-name="P38"><text:span text:style-name="T3">java -jar $ALF_HOME/bin/alfresco-mmt.jar install $ALF_HOME/amps_share $CATALINA_HOME/webapps/share.war -directory </text:span><text:span text:style-name="T4">-force</text:span></text:p>
      <text:p text:style-name="P34"><text:span text:style-name="T4"><text:tab/></text:span><text:span text:style-name="T7">Una vez realizados los pasos anteriores ejecutamos el comando appy_amps.sh.</text:span></text:p>
      <text:p text:style-name="P35"><text:tab/>Al terminar de ejecutar el comando ya hemos realizado la instalación de Nubarchiva Alfresco y procedemos a iniciar el servidor.</text:p>
      <text:p text:style-name="P39"><text:tab/>$INST_ALFRESCO/alfresco.sh start</text:p>
      <text:p text:style-name="P36"/>
      <text:h text:style-name="P47" text:outline-level="1"><text:bookmark-start text:name="__RefHeading__436_1354741660"/>Desinstalación<text:bookmark-end text:name="__RefHeading__436_1354741660"/></text:h>
      <text:p text:style-name="P33"/>
      <text:p text:style-name="P33">Detenemos la aplicación de Alfreco.</text:p>
      <text:p text:style-name="P33">Sustituimos los ficheros por los backups previos que hemos realizado en la instalación:</text:p>
      <text:list xml:id="list1882013861" text:continue-list="list2769820461" text:style-name="L2">
        <text:list-item>
          <text:p text:style-name="P52">$INST_ALFRESCO/tomcat/webapps/alfresco.war</text:p>
        </text:list-item>
        <text:list-item>
          <text:p text:style-name="P56">$INST_ALFRESCO/tomcat/webapps/share.war</text:p>
          <text:p text:style-name="P60"><text:s text:c="11"/>Reiniciamos la aplicación de Alfresco.</text:p>
        </text:list-item>
      </text:list>
      <text:h text:style-name="P58" text:outline-level="1"/>
      <text:h text:style-name="P48" text:outline-level="1"><text:bookmark-start text:name="__RefHeading__473_1395769511"/>Apéndices<text:bookmark-end text:name="__RefHeading__473_1395769511"/></text:h>
      <text:h text:style-name="P45" text:outline-level="2"><text:bookmark-start text:name="__RefHeading__475_1395769511"/>Generación de ficheros de instalación de RM 2.1<text:bookmark-end text:name="__RefHeading__475_1395769511"/></text:h>
      <text:p text:style-name="P15">Primero nos debemos de asegurar de que tenemos la versión 1.6 del JDK de Java.</text:p>
      <text:p text:style-name="P15">Para proceder a la obtención de los ficheros debemos de realizar los siguientes pasos.</text:p>
      <text:p text:style-name="P14"><text:span text:style-name="T6">svn checkout <text:s/></text:span><text:a xlink:type="simple" xlink:href="http://svn.alfresco.com/repos/alfresco-open-mirror/modules/recordsmanagement"><text:span text:style-name="T6">http://svn.alfresco.com/repos/alfresco-open-mirror/modules/recordsmanagement</text:span></text:a></text:p>
      <text:p text:style-name="P17">De la instalación de Alfresco que hemos realizado, copiamos 2 ficheros:</text:p>
      <text:p text:style-name="P17">$INST_ALFRESCO/tomcat/webapps/alfresco.war =&gt; recordsmanagement/HEAD/rm-server/alfresco.war</text:p>
      <text:p text:style-name="P17">$INST_ALFRESCO/tomcat/webapps/share.war =&gt; recordsmanagement/HEAD/rm-server/share.war</text:p>
      <text:p text:style-name="P16"><text:span text:style-name="T9">Entramos en la ruta </text:span><text:span text:style-name="T8">recordsmanagement/HEAD</text:span><text:span text:style-name="T9"> </text:span><text:span text:style-name="T8"><text:s/></text:span><text:span text:style-name="T9">que se nos habrá generado.</text:span></text:p>
      <text:p text:style-name="P16"><text:span text:style-name="T9">Ejecutamos el comando <text:s/></text:span><text:span text:style-name="T5">chmod +x gradlew </text:span><text:span text:style-name="T9">para convertir el gradlew en ejecutable.</text:span></text:p>
      <text:p text:style-name="P16"><text:span text:style-name="T9">Ejecutamos </text:span><text:span text:style-name="T5">./gradlew clean </text:span><text:span text:style-name="T9">para limpiar la instalación.</text:span></text:p>
      <text:p text:style-name="P16"><text:span text:style-name="T9">Ejecutamos </text:span><text:span text:style-name="T5">./gradlew amp </text:span><text:span text:style-name="T9">para que nos genere los ficheros de instalación de RM. Si nos da fallos de compilación, es que la maquina virtual de java no es la correcta.</text:span></text:p>
      <text:p text:style-name="P17">Una vez terminada la compilación los ficheros de instalación se encuentran en :</text:p>
      <text:p text:style-name="P18">recordsmanagement/HEAD/rm-share/build/dist/<text:span text:style-name="T3">alfresco-nuvarchiv@_alfresco-share-1.0-A.amp</text:span></text:p>
      <text:p text:style-name="P18">recordsmanagement/HEAD/rm-server/build/dist/<text:span text:style-name="T3">alfresco-nuvarchiv@_alfresco-1.0-A.amp</text:span></text:p>
      <text:p text:style-name="P18"/>
      <text:p text:style-name="P18"/>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fo:color="#393939" style:font-name="Arial" fo:font-size="10pt" style:font-name-asian="Times New Roman" style:font-size-asian="10pt" style:font-name-complex="Times New Roman" style:font-size-complex="12pt" style:language-complex="ar" style:country-complex="SA"/>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next-style-name="normal_20_nivel_20_1" style:default-outline-level="1" style:class="text">
      <style:paragraph-properties fo:margin="100%" fo:margin-left="0.2953in" fo:margin-right="0.3937in" fo:margin-top="0.1665in" fo:margin-bottom="0.0417in" fo:text-indent="0in" style:auto-text-indent="false" fo:padding-left="0in" fo:padding-right="0in" fo:padding-top="0in" fo:padding-bottom="0.0138in" fo:border-left="none" fo:border-right="none" fo:border-top="none" fo:border-bottom="0.06pt solid #5ec6f2" style:shadow="none" fo:keep-with-next="always"/>
      <style:text-properties fo:color="#5ec6f2"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normal_20_nivel_20_2" style:default-outline-level="2" style:class="text">
      <style:paragraph-properties fo:margin="100%" fo:margin-left="0.8937in" fo:margin-right="0.3937in" fo:margin-top="0.1665in" fo:margin-bottom="0.0417in" fo:text-indent="0in" style:auto-text-indent="false" fo:padding-left="0in" fo:padding-right="0in" fo:padding-top="0in" fo:padding-bottom="0.0138in" fo:border-left="none" fo:border-right="none" fo:border-top="none" fo:border-bottom="0.51pt solid #5ec6f2" style:shadow="none" fo:keep-with-next="always">
        <style:tab-stops/>
      </style:paragraph-properties>
      <style:text-properties fo:color="#5ec6f2"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normal_20_nivel_20_3" style:default-outline-level="3" style:class="text">
      <style:paragraph-properties fo:margin="100%" fo:margin-left="1.0827in" fo:margin-right="0.3937in" fo:margin-top="0.1665in" fo:margin-bottom="0.0417in" fo:text-indent="0in" style:auto-text-indent="false" fo:padding-left="0in" fo:padding-right="0in" fo:padding-top="0in" fo:padding-bottom="0.0138in" fo:border-left="none" fo:border-right="none" fo:border-top="none" fo:border-bottom="0.51pt solid #5ec6f2" style:shadow="none" fo:keep-with-next="always"/>
      <style:text-properties fo:color="#5ec6f2" fo:font-size="13pt" fo:font-weight="bold" style:font-size-asian="13pt" style:font-weight-asian="bold" style:font-name-complex="Arial" style:font-size-complex="13pt" style:font-weight-complex="bold"/>
    </style:style>
    <style:style style:name="Helvetica_20__2b__20_derecha" style:display-name="Helvetica + derecha" style:family="paragraph" style:parent-style-name="Standard">
      <style:paragraph-properties fo:text-align="end" style:justify-single-word="false"/>
      <style:text-properties style:font-name="Helvetica" style:font-weight-complex="bold"/>
    </style:style>
    <style:style style:name="Helvetica_20__2b__20_derecha_20__2b_azul" style:display-name="Helvetica + derecha +azul" style:family="paragraph" style:parent-style-name="Helvetica_20__2b__20_derecha">
      <style:text-properties fo:color="#5ec6f2"/>
    </style:style>
    <style:style style:name="Helvetica_20_bold_20__2b__20_derecha" style:display-name="Helvetica bold + derecha" style:family="paragraph" style:parent-style-name="Standard">
      <style:paragraph-properties fo:text-align="end" style:justify-single-word="false"/>
      <style:text-properties style:font-name="Helvetica" fo:font-size="10pt" fo:font-weight="bold" style:font-size-asian="10pt" style:font-weight-asian="bold" style:font-size-complex="10pt" style:font-weight-complex="bold"/>
    </style:style>
    <style:style style:name="Helvetica_20_bold_20__2b__20_izquierda" style:display-name="Helvetica bold + izquierda" style:family="paragraph" style:parent-style-name="Helvetica_20_bold_20__2b__20_derecha">
      <style:paragraph-properties fo:text-align="start" style:justify-single-word="false"/>
    </style:style>
    <style:style style:name="Helvetica_20__2b__20_izquierda" style:display-name="Helvetica + izquierda" style:family="paragraph" style:parent-style-name="Helvetica_20__2b__20_derecha">
      <style:paragraph-properties fo:text-align="start" style:justify-single-word="false"/>
    </style:style>
    <style:style style:name="Helvetica_20__2b__20_izquierda_20__2b__20_azul" style:display-name="Helvetica + izquierda + azul" style:family="paragraph" style:parent-style-name="Helvetica_20__2b__20_derecha_20__2b_azul">
      <style:paragraph-properties fo:text-align="start" style:justify-single-word="false"/>
    </style:style>
    <style:style style:name="titulo_20_proyecto_20_-_20_bullet" style:display-name="titulo proyecto - bullet" style:family="paragraph" style:parent-style-name="Helvetica_20__2b__20_derecha_20__2b_azul">
      <style:text-properties fo:color="#ffffff" fo:font-size="16pt" fo:font-weight="bold" style:font-size-asian="16pt" style:font-weight-asian="bold"/>
    </style:style>
    <style:style style:name="titulo_20_documento_20_-_20_bullet" style:display-name="titulo documento - bullet" style:family="paragraph" style:parent-style-name="titulo_20_proyecto_20_-_20_bullet">
      <style:text-properties fo:color="#ffffff" fo:font-size="24pt" style:font-size-asian="24pt"/>
    </style:style>
    <style:style style:name="titulo_20_proyecto" style:display-name="titulo proyecto" style:family="paragraph" style:parent-style-name="titulo_20_proyecto_20_-_20_bullet">
      <style:paragraph-properties fo:text-align="start" style:justify-single-word="false"/>
      <style:text-properties fo:color="#393939"/>
    </style:style>
    <style:style style:name="titulo_20_documento" style:display-name="titulo documento" style:family="paragraph" style:parent-style-name="titulo_20_documento_20_-_20_bullet">
      <style:paragraph-properties fo:text-align="start" style:justify-single-word="false"/>
      <style:text-properties fo:color="#393939"/>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abecera_20_bullet_20_proyecto" style:display-name="cabecera bullet proyecto" style:family="paragraph" style:parent-style-name="Header">
      <style:paragraph-properties fo:text-align="end" style:justify-single-word="false"/>
      <style:text-properties fo:color="#5ec6f2" style:font-name="Helvetica" fo:font-weight="bold" style:font-weight-asian="bold"/>
    </style:style>
    <style:style style:name="cabecera_20_proyecto" style:display-name="cabecera proyecto" style:family="paragraph">
      <style:paragraph-properties fo:orphans="2" fo:widows="2"/>
      <style:text-properties style:use-window-font-color="true" style:font-name="Helvetica" fo:font-size="12pt" fo:font-weight="bold" style:font-name-asian="Arial" style:font-size-asian="12pt" style:font-weight-asian="bold" style:font-name-complex="Times New Roman" style:font-size-complex="12pt" style:language-complex="ar" style:country-complex="SA"/>
    </style:style>
    <style:style style:name="cabecera_20_documento" style:display-name="cabecera documento" style:family="paragraph" style:parent-style-name="cabecera_20_proyecto">
      <style:text-properties fo:font-size="14pt" style:font-size-asian="14pt"/>
    </style:style>
    <style:style style:name="cabecera_20_bullet_20_documento" style:display-name="cabecera bullet documento" style:family="paragraph" style:parent-style-name="cabecera_20_bullet_20_proyecto">
      <style:text-properties fo:font-size="14pt" style:font-size-asian="14pt"/>
    </style:style>
    <style:style style:name="normal_20_nivel_20_3" style:display-name="normal nivel 3" style:family="paragraph" style:parent-style-name="Standard">
      <style:paragraph-properties fo:margin="100%" fo:margin-left="1.1811in" fo:margin-right="0.3937in" fo:margin-top="0in" fo:margin-bottom="0.25in" fo:text-indent="0in" style:auto-text-indent="false"/>
    </style:style>
    <style:style style:name="normal_20_nivel_20_2" style:display-name="normal nivel 2" style:family="paragraph" style:parent-style-name="Standard">
      <style:paragraph-properties fo:margin="100%" fo:margin-left="0.6075in" fo:margin-right="0.3992in" fo:margin-top="0in" fo:margin-bottom="0.1665in" fo:text-indent="0in" style:auto-text-indent="false"/>
    </style:style>
    <style:style style:name="normal_20_nivel_20_1" style:display-name="normal nivel 1" style:family="paragraph" style:parent-style-name="Standard">
      <style:paragraph-properties fo:margin="100%" fo:margin-left="0.3937in" fo:margin-right="0.3937in" fo:margin-top="0in" fo:margin-bottom="0.1665in" fo:text-indent="0in" style:auto-text-indent="false"/>
    </style:style>
    <style:style style:name="Contents_20_1" style:display-name="Contents 1" style:family="paragraph" style:parent-style-name="Standard" style:next-style-name="Standard" style:class="index">
      <style:paragraph-properties fo:margin="100%" fo:margin-left="0.3937in" fo:margin-right="0.3937in" fo:margin-top="0.0835in" fo:margin-bottom="0.0835in" fo:text-align="start" style:justify-single-word="false" fo:text-indent="0in" style:auto-text-indent="false">
        <style:tab-stops>
          <style:tab-stop style:position="6.5472in" style:type="right" style:leader-style="dotted" style:leader-text="."/>
        </style:tab-stops>
      </style:paragraph-properties>
      <style:text-properties style:font-size-complex="10pt" style:font-weight-complex="bold"/>
    </style:style>
    <style:style style:name="Contents_20_2" style:display-name="Contents 2" style:family="paragraph" style:parent-style-name="Standard" style:next-style-name="Standard" style:class="index">
      <style:paragraph-properties fo:margin="100%" fo:margin-left="0.6252in" fo:margin-right="0.4043in" fo:margin-top="0in" fo:margin-bottom="0in" fo:text-align="start" style:justify-single-word="false" fo:text-indent="0in" style:auto-text-indent="false">
        <style:tab-stops>
          <style:tab-stop style:position="6.4547in" style:type="right" style:leader-style="dotted" style:leader-text="."/>
        </style:tab-stops>
      </style:paragraph-properties>
      <style:text-properties style:font-size-complex="10pt"/>
    </style:style>
    <style:style style:name="Contents_20_3" style:display-name="Contents 3" style:family="paragraph" style:parent-style-name="Standard" style:next-style-name="Standard" style:class="index">
      <style:paragraph-properties fo:margin="100%" fo:margin-left="0.75in" fo:margin-right="0.3984in" fo:margin-top="0in" fo:margin-bottom="0in" fo:text-align="start" style:justify-single-word="false" fo:text-indent="0in" style:auto-text-indent="false" style:shadow="none">
        <style:tab-stops>
          <style:tab-stop style:position="6.339in" style:type="right" style:leader-style="dotted" style:leader-text="."/>
        </style:tab-stops>
      </style:paragraph-properties>
      <style:text-properties fo:font-size="9pt" style:font-size-complex="10pt" style:font-style-complex="italic"/>
    </style:style>
    <style:style style:name="Contents_20_4" style:display-name="Contents 4" style:family="paragraph" style:parent-style-name="Standard" style:next-style-name="Standard" style:class="index">
      <style:paragraph-properties fo:margin="100%" fo:margin-left="0.4165in" fo:margin-right="0in" fo:margin-top="0in" fo:margin-bottom="0in" fo:text-align="start" style:justify-single-word="false"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0.5555in" fo:margin-right="0in" fo:margin-top="0in" fo:margin-bottom="0in" fo:text-align="start" style:justify-single-word="false" fo:text-indent="0in" style:auto-text-indent="false"/>
      <style:text-properties style:font-name="Times New Roman" fo:font-size="9pt" style:font-size-asian="9pt" style:font-size-complex="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align="start" style:justify-single-word="false" fo:text-indent="0in" style:auto-text-indent="false"/>
      <style:text-properties style:font-name="Times New Roman" fo:font-size="9pt" style:font-size-asian="9pt" style:font-size-complex="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align="start" style:justify-single-word="false" fo:text-indent="0in" style:auto-text-indent="false"/>
      <style:text-properties style:font-name="Times New Roman" fo:font-size="9pt" style:font-size-asian="9pt" style:font-size-complex="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align="start" style:justify-single-word="false" fo:text-indent="0in" style:auto-text-indent="false"/>
      <style:text-properties style:font-name="Times New Roman" fo:font-size="9pt" style:font-size-asian="9pt" style:font-size-complex="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align="start" style:justify-single-word="false" fo:text-indent="0in" style:auto-text-indent="false"/>
      <style:text-properties style:font-name="Times New Roman" fo:font-size="9pt" style:font-size-asian="9pt" style:font-size-complex="9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er" style:class="index">
      <style:paragraph-properties fo:margin="100%" fo:margin-left="0.3937in" fo:margin-right="0.3937in" fo:margin-top="0in" fo:margin-bottom="0in" fo:text-indent="0in" style:auto-text-indent="false" fo:padding="0in" fo:border-left="none" fo:border-right="none" fo:border-top="none" fo:border-bottom="0.06pt solid #5ec6f2" style:shadow="none" text:number-lines="false" text:line-number="0"/>
      <style:text-properties fo:color="#5ec6f2"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8pt" style:font-size-asian="10pt" style:font-size-complex="10pt"/>
    </style:style>
    <style:style style:name="Helvetica_20__2b__20_derecha_20_Car" style:display-name="Helvetica + derecha Car" style:family="text">
      <style:text-properties fo:color="#393939" style:font-name="Helvetica" style:font-size-complex="12pt" style:language-complex="ar" style:country-complex="SA" style:font-weight-complex="bold"/>
    </style:style>
    <style:style style:name="Helvetica_20__2b__20_derecha_20__2b_azul_20_Car" style:display-name="Helvetica + derecha +azul Car" style:family="text" style:parent-style-name="Helvetica_20__2b__20_derecha_20_Car">
      <style:text-properties fo:color="#5ec6f2"/>
    </style:style>
    <style:style style:name="Helvetica_20__2b__20_izquierda_20__2b__20_azul_20_Car" style:display-name="Helvetica + izquierda + azul Car" style:family="text" style:parent-style-name="Helvetica_20__2b__20_derecha_20__2b_azul_20_Car"/>
    <style:style style:name="Internet_20_link" style:display-name="Internet link" style:family="text">
      <style:text-properties fo:color="#0000ff"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Arial" style:font-name-asian="Times New Roman" style:font-name-complex="Aria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Arial" style:font-name-complex="Aria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Zeichenformat" style:num-suffix="/." style:num-format="1">
        <style:list-level-properties text:min-label-distance="0.0398in"/>
      </text:outline-level-style>
      <text:outline-level-style text:level="2" text:style-name="Zeichenformat" style:num-suffix="/." style:num-format="1" text:display-levels="2">
        <style:list-level-properties text:min-label-distance="0.0398in"/>
      </text:outline-level-style>
      <text:outline-level-style text:level="3" text:style-name="Zeichenformat" style:num-suffix="/." style:num-format="1" text:display-levels="3">
        <style:list-level-properties text:min-label-distance="0.0398in"/>
      </text:outline-level-style>
      <text:outline-level-style text:level="4" style:num-suffix="." style:num-format="1" text:display-levels="4">
        <style:list-level-properties text:space-before="1.1063in" text:min-label-width="0.45in"/>
      </text:outline-level-style>
      <text:outline-level-style text:level="5" style:num-suffix="." style:num-format="1" text:display-levels="5">
        <style:list-level-properties text:space-before="1.7992in" text:min-label-width="0.1071in"/>
      </text:outline-level-style>
      <text:outline-level-style text:level="6" style:num-suffix="." style:num-format="1" text:display-levels="6">
        <style:list-level-properties text:space-before="1.3661in" text:min-label-width="0.8902in"/>
      </text:outline-level-style>
      <text:outline-level-style text:level="7" style:num-suffix="." style:num-format="1" text:display-levels="7">
        <style:list-level-properties text:space-before="1.8563in" text:min-label-width="0.75in"/>
      </text:outline-level-style>
      <text:outline-level-style text:level="8" style:num-suffix="." style:num-format="1" text:display-levels="8">
        <style:list-level-properties text:space-before="2.1063in" text:min-label-width="0.85in"/>
      </text:outline-level-style>
      <text:outline-level-style text:level="9" style:num-suffix="." style:num-format="1" text:display-levels="9">
        <style:list-level-properties text:space-before="2.3563in" text:min-label-width="1in"/>
      </text:outline-level-style>
      <text:outline-level-style text:level="10" style:num-format="">
        <style:list-level-properties text:min-label-distance="0.15in"/>
      </text:outline-level-style>
    </text:outline-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126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0.2126in"/>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25in" fo:margin-left="0.2874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0.7874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1.2874in"/>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25in" fo:margin-left="1.7874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2.2874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2.7874in"/>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25in" fo:margin-left="3.28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fo:text-indent="-0.25in" fo:margin-left="1.3409in"/>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fo:text-indent="-0.25in" fo:margin-left="1.8409in"/>
        </style:list-level-properties>
        <style:text-properties fo:font-family="'Courier New'" style:font-family-generic="modern" style:font-pitch="fixed"/>
      </text:list-level-style-bullet>
      <text:list-level-style-bullet text:level="3" text:style-name="WW8Num21z2" text:bullet-char="">
        <style:list-level-properties text:list-level-position-and-space-mode="label-alignment">
          <style:list-level-label-alignment text:label-followed-by="listtab" fo:text-indent="-0.25in" fo:margin-left="2.3409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fo:text-indent="-0.25in" fo:margin-left="2.8409in"/>
        </style:list-level-properties>
        <style:text-properties style:font-name="Arial"/>
      </text:list-level-style-bullet>
      <text:list-level-style-bullet text:level="5" text:style-name="WW8Num21z1" text:bullet-char="o">
        <style:list-level-properties text:list-level-position-and-space-mode="label-alignment">
          <style:list-level-label-alignment text:label-followed-by="listtab" fo:text-indent="-0.25in" fo:margin-left="3.3409in"/>
        </style:list-level-properties>
        <style:text-properties fo:font-family="'Courier New'" style:font-family-generic="modern" style:font-pitch="fixed"/>
      </text:list-level-style-bullet>
      <text:list-level-style-bullet text:level="6" text:style-name="WW8Num21z2" text:bullet-char="">
        <style:list-level-properties text:list-level-position-and-space-mode="label-alignment">
          <style:list-level-label-alignment text:label-followed-by="listtab" fo:text-indent="-0.25in" fo:margin-left="3.8409in"/>
        </style:list-level-properties>
        <style:text-properties style:font-name="Wingdings"/>
      </text:list-level-style-bullet>
      <text:list-level-style-bullet text:level="7" text:style-name="WW8Num21z0" text:bullet-char="">
        <style:list-level-properties text:list-level-position-and-space-mode="label-alignment">
          <style:list-level-label-alignment text:label-followed-by="listtab" fo:text-indent="-0.25in" fo:margin-left="4.3409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fo:text-indent="-0.25in" fo:margin-left="4.8409in"/>
        </style:list-level-properties>
        <style:text-properties fo:font-family="'Courier New'" style:font-family-generic="modern" style:font-pitch="fixed"/>
      </text:list-level-style-bullet>
      <text:list-level-style-bullet text:level="9" text:style-name="WW8Num21z2" text:bullet-char="">
        <style:list-level-properties text:list-level-position-and-space-mode="label-alignment">
          <style:list-level-label-alignment text:label-followed-by="listtab" fo:text-indent="-0.25in" fo:margin-left="5.34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1.3409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8409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2.3409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8409in"/>
        </style:list-level-properties>
        <style:text-properties style:font-name="Arial"/>
      </text:list-level-style-bullet>
      <text:list-level-style-bullet text:level="5" text:style-name="WW8Num3z1" style:num-suffix="." text:bullet-char="o">
        <style:list-level-properties text:list-level-position-and-space-mode="label-alignment">
          <style:list-level-label-alignment text:label-followed-by="listtab" fo:text-indent="-0.25in" fo:margin-left="3.3409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8409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4.3409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8409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5.34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a5" style:family="table">
      <style:table-properties style:width="7.4729in" table:align="left" style:writing-mode="lr-tb"/>
    </style:style>
    <style:style style:name="Tabla5.A" style:family="table-column">
      <style:table-column-properties style:column-width="5.8in"/>
    </style:style>
    <style:style style:name="Tabla5.B" style:family="table-column">
      <style:table-column-properties style:column-width="1.6729in"/>
    </style:style>
    <style:style style:name="Tabla5.1" style:family="table-row">
      <style:table-row-properties fo:keep-together="always"/>
    </style:style>
    <style:style style:name="Tabla5.A1.1" style:family="table-column">
      <style:table-column-properties style:column-width="1.5021in"/>
    </style:style>
    <style:style style:name="Tabla5.A1.2" style:family="table-column">
      <style:table-column-properties style:column-width="0.4042in"/>
    </style:style>
    <style:style style:name="Tabla5.A1.3" style:family="table-column">
      <style:table-column-properties style:column-width="3.8938in"/>
    </style:style>
    <style:style style:name="Tabla5.A1.1.1" style:family="table-cell">
      <style:table-cell-properties style:vertical-align="top" fo:padding-left="0.075in" fo:padding-right="0.075in" fo:padding-top="0in" fo:padding-bottom="0in" fo:border="none" style:writing-mode="lr-tb"/>
    </style:style>
    <style:style style:name="Tabla5.A1.1.2" style:family="table-cell">
      <style:table-cell-properties style:vertical-align="top" fo:padding-left="0.075in" fo:padding-right="0.075in" fo:padding-top="0in" fo:padding-bottom="0in" fo:border-left="none" fo:border-right="none" fo:border-top="none" fo:border-bottom="0.05pt solid #5ec6f2" style:writing-mode="lr-tb"/>
    </style:style>
    <style:style style:name="Tabla4" style:family="table">
      <style:table-properties style:width="7.4799in" table:align="margins" style:writing-mode="lr-tb"/>
    </style:style>
    <style:style style:name="Tabla4.A" style:family="table-column">
      <style:table-column-properties style:column-width="3.7236in" style:rel-column-width="32624*"/>
    </style:style>
    <style:style style:name="Tabla4.B" style:family="table-column">
      <style:table-column-properties style:column-width="3.7563in" style:rel-column-width="32911*"/>
    </style:style>
    <style:style style:name="Tabla4.1" style:family="table-row">
      <style:table-row-properties style:min-row-height="0.3819in" fo:keep-together="auto"/>
    </style:style>
    <style:style style:name="Tabla4.A1" style:family="table-cell">
      <style:table-cell-properties style:vertical-align="top" fo:padding-left="0.075in" fo:padding-right="0.075in" fo:padding-top="0in" fo:padding-bottom="0in" fo:border="none" style:writing-mode="lr-tb"/>
    </style:style>
    <style:style style:name="Tabla6" style:family="table">
      <style:table-properties style:width="7.5222in" table:align="left" style:writing-mode="lr-tb"/>
    </style:style>
    <style:style style:name="Tabla6.A" style:family="table-column">
      <style:table-column-properties style:column-width="7.5222in"/>
    </style:style>
    <style:style style:name="Tabla6.1" style:family="table-row">
      <style:table-row-properties style:min-row-height="0.3819in" fo:keep-together="auto"/>
    </style:style>
    <style:style style:name="Tabla6.A1" style:family="table-cell">
      <style:table-cell-properties style:vertical-align="top" fo:padding-left="0.075in" fo:padding-right="0.075in" fo:padding-top="0in" fo:padding-bottom="0in" fo:border="none" style:writing-mode="lr-tb"/>
    </style:style>
    <style:style style:name="MP1" style:family="paragraph" style:parent-style-name="cabecera_20_bullet_20_proyecto">
      <style:paragraph-properties style:snap-to-layout-grid="false"/>
      <style:text-properties fo:language="es" fo:country="ES"/>
    </style:style>
    <style:style style:name="MP2" style:family="paragraph" style:parent-style-name="cabecera_20_proyecto">
      <style:paragraph-properties style:snap-to-layout-grid="false"/>
      <style:text-properties fo:color="#3a373b" fo:language="es" fo:country="ES"/>
    </style:style>
    <style:style style:name="MP3" style:family="paragraph" style:parent-style-name="cabecera_20_bullet_20_documento">
      <style:paragraph-properties style:snap-to-layout-grid="false"/>
      <style:text-properties fo:language="es" fo:country="ES"/>
    </style:style>
    <style:style style:name="MP4" style:family="paragraph" style:parent-style-name="cabecera_20_documento">
      <style:paragraph-properties style:snap-to-layout-grid="false"/>
      <style:text-properties fo:color="#3a373b" fo:language="es" fo:country="ES"/>
    </style:style>
    <style:style style:name="MP5" style:family="paragraph" style:parent-style-name="Header">
      <style:paragraph-properties fo:margin-left="-0.0028in" fo:margin-right="-0.0807in" fo:text-align="end" style:justify-single-word="false" fo:text-indent="0in" style:auto-text-indent="false" style:snap-to-layout-grid="false"/>
      <style:text-properties fo:language="es" fo:country="ES"/>
    </style:style>
    <style:style style:name="MP6" style:family="paragraph" style:parent-style-name="Header">
      <style:text-properties fo:language="es" fo:country="ES"/>
    </style:style>
    <style:style style:name="MP7" style:family="paragraph" style:parent-style-name="Helvetica_20__2b__20_izquierda_20__2b__20_azul">
      <style:paragraph-properties style:snap-to-layout-grid="false"/>
      <style:text-properties fo:color="#5ec6f2" fo:language="es" fo:country="ES"/>
    </style:style>
    <style:style style:name="MP8" style:family="paragraph" style:parent-style-name="Helvetica_20__2b__20_derecha">
      <style:paragraph-properties style:snap-to-layout-grid="false"/>
    </style:style>
    <style:style style:name="MP9" style:family="paragraph" style:parent-style-name="Footer">
      <style:paragraph-properties fo:text-align="end" style:justify-single-word="false"/>
    </style:style>
    <style:style style:name="MP10" style:family="paragraph" style:parent-style-name="Footer">
      <style:text-properties fo:language="es" fo:country="ES"/>
    </style:style>
    <style:style style:name="MP11" style:family="paragraph" style:parent-style-name="Header">
      <style:paragraph-properties fo:text-align="start" style:justify-single-word="false"/>
      <style:text-properties fo:language="es" fo:country="ES"/>
    </style:style>
    <style:style style:name="MP12" style:family="paragraph" style:parent-style-name="Footer">
      <style:paragraph-properties fo:text-align="end" style:justify-single-word="false"/>
      <style:text-properties fo:language="es" fo:country="ES"/>
    </style:style>
    <style:style style:name="MT1" style:family="text">
      <style:text-properties fo:language="es" fo:country="ES"/>
    </style:style>
    <style:style style:name="Mfr1" style:family="graphic" style:parent-style-name="Graphics">
      <style:graphic-properties fo:margin-left="0in" fo:margin-right="0in" style:vertical-pos="top" style:vertical-rel="baseline"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0.3937in" fo:margin-top="0.3937in" fo:margin-bottom="0.3937in" fo:margin-left="0.3937in" fo:margin-right="0.3937in" style:writing-mode="lr-tb" style:layout-grid-color="#c0c0c0" style:layout-grid-lines="43"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7307in" fo:margin-left="0in" fo:margin-right="0in" fo:margin-bottom="0.6902in" style:dynamic-spacing="true"/>
      </style:header-style>
      <style:footer-style>
        <style:header-footer-properties fo:min-height="0.0665in" fo:margin-left="0in" fo:margin-right="0in" fo:margin-top="0.028in" style:dynamic-spacing="true"/>
      </style:footer-style>
    </style:page-layout>
    <style:page-layout style:name="Mpm2">
      <style:page-layout-properties fo:page-width="8.2673in" fo:page-height="11.6925in" style:num-format="1" style:print-orientation="portrait" fo:margin="0.3937in" fo:margin-top="0.3937in" fo:margin-bottom="0.3937in" fo:margin-left="0.3937in" fo:margin-right="0.3937in" style:writing-mode="lr-tb" style:layout-grid-color="#c0c0c0" style:layout-grid-lines="43"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8425in" fo:margin-left="0in" fo:margin-right="0in" fo:margin-bottom="1.1898in" style:dynamic-spacing="true"/>
      </style:header-style>
      <style:footer-style>
        <style:header-footer-properties fo:min-height="0.0665in" fo:margin-left="0in" fo:margin-right="0in" fo:margin-top="0.028in" style:dynamic-spacing="true"/>
      </style:footer-style>
    </style:page-layout>
    <style:page-layout style:name="Mpm3">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number:date-style style:name="N105">
      <number:day number:style="long"/>
      <number:text> </number:text>
      <number:month number:textual="true"/>
      <number:text>. </number:text>
      <number:year/>
    </number:date-style>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table table:is-sub-table="true">
                <table:table-column table:style-name="Tabla5.A1.1"/>
                <table:table-column table:style-name="Tabla5.A1.2"/>
                <table:table-column table:style-name="Tabla5.A1.3"/>
                <table:table-row table:style-name="Tabla5.1">
                  <table:table-cell table:style-name="Tabla5.A1.1.1" office:value-type="string">
                    <text:p text:style-name="MP1"/>
                  </table:table-cell>
                  <table:table-cell table:style-name="Tabla5.A1.1.1" office:value-type="string">
                    <text:p text:style-name="MP1">P/.</text:p>
                  </table:table-cell>
                  <table:table-cell table:style-name="Tabla5.A1.1.1" office:value-type="string">
                    <text:p text:style-name="MP2"><text:title>nubarchiva Alfresco</text:title></text:p>
                  </table:table-cell>
                </table:table-row>
                <table:table-row table:style-name="Tabla5.1">
                  <table:table-cell table:style-name="Tabla5.A1.1.2" office:value-type="string">
                    <text:p text:style-name="MP3"/>
                  </table:table-cell>
                  <table:table-cell table:style-name="Tabla5.A1.1.2" office:value-type="string">
                    <text:p text:style-name="MP3">D/.</text:p>
                  </table:table-cell>
                  <table:table-cell table:style-name="Tabla5.A1.1.2" office:value-type="string">
                    <text:p text:style-name="MP4"><text:subject>Manual de instalación</text:subject></text:p>
                  </table:table-cell>
                </table:table-row>
              </table:table>
            </table:table-cell>
            <table:table-cell table:style-name="Tabla5.A1.1.2" office:value-type="string">
              <text:p text:style-name="MP5"><draw:frame draw:style-name="Mfr1" draw:name="gráficos1" text:anchor-type="as-char" svg:width="1.5516in" svg:height="0.4528in" draw:z-index="8"><draw:image xlink:href="Pictures/2000003400002BED00000CD141758304.wmf" xlink:type="simple" xlink:show="embed" xlink:actuate="onLoad"/></draw:frame></text:p>
            </table:table-cell>
          </table:table-row>
        </table:table>
        <text:p text:style-name="MP6"/>
      </style:header>
      <style:footer>
        <table:table table:name="Tabla4" table:style-name="Tabla4">
          <table:table-column table:style-name="Tabla4.A"/>
          <table:table-column table:style-name="Tabla4.B"/>
          <table:table-row table:style-name="Tabla4.1">
            <table:table-cell table:style-name="Tabla4.A1" office:value-type="string">
              <text:p text:style-name="MP7"/>
            </table:table-cell>
            <table:table-cell table:style-name="Tabla4.A1" office:value-type="string">
              <text:p text:style-name="MP8"><text:span text:style-name="Helvetica_20__2b__20_derecha_20__2b_azul_20_Car"><text:span text:style-name="MT1">F/.</text:span></text:span><text:span text:style-name="MT1"> </text:span><text:span text:style-name="MT1"><text:date style:data-style-name="N80" text:date-value="2012-10-29T11:16:33.99">29. oct. 2012</text:date></text:span></text:p>
              <text:p text:style-name="MP9"><text:span text:style-name="Helvetica_20__2b__20_derecha_20__2b_azul_20_Car"><text:span text:style-name="MT1">pág./.</text:span></text:span><text:span text:style-name="MT1"> </text:span><text:span text:style-name="MT1"><text:page-number text:select-page="current">4</text:page-number></text:span><text:span text:style-name="MT1"> de </text:span><text:span text:style-name="MT1"><text:page-count style:num-format="1">5</text:page-count></text:span></text:p>
            </table:table-cell>
          </table:table-row>
        </table:table>
        <text:p text:style-name="MP10"/>
      </style:footer>
    </style:master-page>
    <style:master-page style:name="First_20_Page" style:display-name="First Page" style:page-layout-name="Mpm2" style:next-style-name="Standard">
      <style:header>
        <text:p text:style-name="MP11"><draw:frame draw:style-name="Mfr2" draw:name="gráficos2" text:anchor-type="as-char" svg:width="2.4827in" svg:height="0.7189in" draw:z-index="4"><draw:image xlink:href="Pictures/20000034000049E600001565D2E78465.wmf" xlink:type="simple" xlink:show="embed" xlink:actuate="onLoad"/></draw:frame></text:p>
      </style:header>
      <style:footer>
        <table:table table:name="Tabla6" table:style-name="Tabla6">
          <table:table-column table:style-name="Tabla6.A"/>
          <table:table-row table:style-name="Tabla6.1">
            <table:table-cell table:style-name="Tabla6.A1" office:value-type="string">
              <text:p text:style-name="MP8"><text:span text:style-name="Helvetica_20__2b__20_derecha_20__2b_azul_20_Car"><text:span text:style-name="MT1">F/.</text:span></text:span><text:span text:style-name="MT1"> </text:span><text:span text:style-name="MT1"><text:creation-date style:data-style-name="N105">28 mar. 11</text:creation-date></text:span></text:p>
              <text:p text:style-name="MP12"/>
            </table:table-cell>
          </table:table-row>
        </table:table>
        <text:p text:style-name="MP10"/>
      </style:footer>
    </style:master-page>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nubarchiva Alfresco</dc:title>
    <meta:creation-date>2011-03-28T13:14:10</meta:creation-date>
    <meta:editing-cycles>34</meta:editing-cycles>
    <meta:editing-duration>PT30M30S</meta:editing-duration>
    <meta:initial-creator>José Antonio Matute</meta:initial-creator>
    <dc:date>2012-10-29T11:16:34</dc:date>
    <dc:subject>Manual de instalación</dc:subject>
    <dc:creator>gustavo </dc:creator>
    <meta:document-statistic meta:table-count="6" meta:image-count="2" meta:object-count="0" meta:page-count="5" meta:paragraph-count="80" meta:word-count="495" meta:character-count="4004" meta:non-whitespace-character-count="3689"/>
    <meta:user-defined meta:name="Autor - cargo"/>
    <meta:user-defined meta:name="Autor - correo"/>
    <meta:user-defined meta:name="Cliente"/>
    <meta:user-defined meta:name="Cliente - correo"/>
    <meta:user-defined meta:name="Cliente - nombre" meta:value-type="string"/>
    <meta:user-defined meta:name="Cliente- departamento" meta:value-type="string"/>
    <meta:user-defined meta:name="Date completed" meta:value-type="string"/>
    <meta:user-defined meta:name="Departamento" meta:value-type="string"/>
    <meta:user-defined meta:name="Fecha completada" meta:value-type="string"/>
  </office:meta>
</office:document-meta>
</file>